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LocationConverter.convertToEntityAttribu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ployeeLocationConverter.convertToDatabaseColumn( EmployeeLocation employee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